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90000007AC1D4133038A12A94.png" manifest:media-type="image/png"/>
  <manifest:file-entry manifest:full-path="Pictures/10000000000003360000035179AE5BC88FF297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227cm, 4.35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52cm" fo:min-width="0.77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274cm" fo:min-width="3.056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255cm" svg:height="11.43cm" svg:x="3.81cm" svg:y="3.302cm">
          <draw:image xlink:href="Pictures/10000000000003360000035179AE5BC88FF297B5.png" xlink:type="simple" xlink:show="embed" xlink:actuate="onLoad">
            <text:p/>
          </draw:image>
        </draw:frame>
        <draw:frame draw:style-name="gr2" draw:text-style-name="P1" draw:layer="layout" svg:width="1.084cm" svg:height="3.227cm" svg:x="4.064cm" svg:y="5.409cm">
          <draw:image xlink:href="Pictures/10000000000000290000007AC1D4133038A12A94.png" xlink:type="simple" xlink:show="embed" xlink:actuate="onLoad">
            <text:p/>
          </draw:image>
        </draw:frame>
        <draw:custom-shape draw:style-name="gr3" draw:text-style-name="P2" draw:layer="layout" svg:width="1.27cm" svg:height="3.302cm" svg:x="3.81cm" svg:y="1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556cm" svg:height="1.524cm" svg:x="7.366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18:27:21.053991860</meta:creation-date>
    <dc:date>2019-05-31T18:29:35.302791896</dc:date>
    <meta:editing-duration>PT2M15S</meta:editing-duration>
    <meta:editing-cycles>1</meta:editing-cycles>
    <meta:document-statistic meta:object-count="27"/>
    <meta:generator>LibreOffice/6.0.7.3$Linux_X86_64 LibreOffice_project/00m0$Build-3</meta:generator>
  </office:meta>
</office:document-meta>
</file>